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9eba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6912" officeooo:paragraph-rsid="00156912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paragraph-rsid="00129eba" style:font-weight-asian="bold" style:font-weight-complex="bold"/>
    </style:style>
    <style:style style:name="P4" style:family="paragraph" style:parent-style-name="Standard">
      <style:text-properties fo:font-weight="bold" officeooo:rsid="00156912" officeooo:paragraph-rsid="00156912" style:font-weight-asian="bold" style:font-weight-complex="bold"/>
    </style:style>
    <style:style style:name="P5" style:family="paragraph" style:parent-style-name="Standard" style:list-style-name="L1">
      <style:text-properties officeooo:paragraph-rsid="00156912"/>
    </style:style>
    <style:style style:name="P6" style:family="paragraph" style:parent-style-name="Standard" style:list-style-name="L1">
      <style:text-properties officeooo:paragraph-rsid="0015f041"/>
    </style:style>
    <style:style style:name="P7" style:family="paragraph" style:parent-style-name="Standard" style:list-style-name="L2">
      <style:text-properties officeooo:paragraph-rsid="00129eba"/>
    </style:style>
    <style:style style:name="P8" style:family="paragraph" style:parent-style-name="Standard" style:list-style-name="L2">
      <style:text-properties officeooo:paragraph-rsid="0016e06f"/>
    </style:style>
    <style:style style:name="P9" style:family="paragraph" style:parent-style-name="Standard" style:list-style-name="L2">
      <style:text-properties officeooo:rsid="0016e06f" officeooo:paragraph-rsid="0016e06f"/>
    </style:style>
    <style:style style:name="T1" style:family="text">
      <style:text-properties officeooo:rsid="00156912"/>
    </style:style>
    <style:style style:name="T2" style:family="text">
      <style:text-properties officeooo:rsid="0015f04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f041" style:font-weight-asian="normal" style:font-weight-complex="normal"/>
    </style:style>
    <style:style style:name="T5" style:family="text">
      <style:text-properties officeooo:rsid="0016e0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ing Firefox to work for DOD websites</text:p>
      <text:p text:style-name="P1"/>
      <text:p text:style-name="P4">Download Certificates</text:p>
      <text:p text:style-name="P1"/>
      <text:p text:style-name="P1"><text:span text:style-name="T1">If you haven’t previously downloaded the </text:span>Authority Certificates <text:span text:style-name="T1">(such as when configuring Desktop Anywhere) then you will need to download and extract the DOD certs.</text:span></text:p>
      <text:p text:style-name="P1"/>
      <text:p text:style-name="P1">The certificates can be obtained from this link:</text:p>
      <text:p text:style-name="P1">https://militarycac.com/maccerts/AllCerts.zip,</text:p>
      <text:p text:style-name="P1"/>
      <text:p text:style-name="P1">Make note of the location you store <text:span text:style-name="T1">and unzip</text:span> these certificates</text:p>
      <text:p text:style-name="P1"/>
      <text:p text:style-name="P1"><text:s/></text:p>
      <text:p text:style-name="P3">Import Certificates</text:p>
      <text:p text:style-name="P1"/>
      <text:p text:style-name="P1">The current method of installing the certificates is one-by-one. <text:s/>This can be done through Firefox import mechanism.</text:p>
      <text:p text:style-name="P1"/>
      <text:list xml:id="list1980583997" text:style-name="L1">
        <text:list-item>
          <text:p text:style-name="P5"><text:span text:style-name="T1">Settings</text:span> &gt; Privacy &amp; Security</text:p>
        </text:list-item>
        <text:list-item>
          <text:p text:style-name="P5">Scroll down to Security Section</text:p>
        </text:list-item>
        <text:list-item>
          <text:p text:style-name="P6">Select View Certificates</text:p>
        </text:list-item>
        <text:list-item>
          <text:p text:style-name="P6"><text:span text:style-name="T1">Make sure the Authorities tab is selected</text:span></text:p>
        </text:list-item>
        <text:list-item>
          <text:p text:style-name="P6">Select the Import... (button) at the bottom of the dialog </text:p>
        </text:list-item>
      </text:list>
      <text:p text:style-name="P1"/>
      <text:p text:style-name="P1"/>
      <text:p text:style-name="P1">The certificates that require installation are the following:</text:p>
      <text:p text:style-name="P1"/>
      <text:p text:style-name="P1">DOD EMAIL CA-33 through DOD EMAIL CA-34,</text:p>
      <text:p text:style-name="P1">DOD EMAIL CA-39 through DOD EMAIL CA-44,</text:p>
      <text:p text:style-name="P1">DOD EMAIL CA-49 through DOD EMAIL CA-52,</text:p>
      <text:p text:style-name="P1">DOD EMAIL CA-59</text:p>
      <text:p text:style-name="P1">DOD ID CA-33 through DOD ID CA-34,</text:p>
      <text:p text:style-name="P1">DOD ID CA-39 through DOD ID CA-44,</text:p>
      <text:p text:style-name="P1">DOD ID CA-49 through DOD ID CA-52,</text:p>
      <text:p text:style-name="P1">DOD ID CA-59,</text:p>
      <text:p text:style-name="P1">DOD ID SW CA-35 through DOD ID SW CA-38,</text:p>
      <text:p text:style-name="P1">DOD ID SW CA-45 through DOD ID SW CA-48,</text:p>
      <text:p text:style-name="P1">DOD SW CA-53 through DOD SW CA-58,</text:p>
      <text:p text:style-name="P1">DOD SW CA-60 through DOD SW CA-61, and</text:p>
      <text:p text:style-name="P1">DoD Root CA 2 through DoD Root CA 5</text:p>
      <text:p text:style-name="P1"/>
      <text:p text:style-name="P1"><text:s/></text:p>
      <text:p text:style-name="P1"/>
      <text:p text:style-name="P3">Set Firefox to <text:span text:style-name="T2">confirm</text:span> <text:span text:style-name="T2">c</text:span>ertificate <text:span text:style-name="T2">validity</text:span></text:p>
      <text:p text:style-name="P3"/>
      <text:list xml:id="list171717645435409" text:continue-numbering="true" text:style-name="L1">
        <text:list-item>
          <text:p text:style-name="P6"><text:span text:style-name="T1">Settings</text:span> &gt; Privacy &amp; Security</text:p>
        </text:list-item>
        <text:list-item>
          <text:p text:style-name="P6"><text:span text:style-name="T3">Scroll down to Security/</text:span><text:span text:style-name="T4">Certificates</text:span><text:span text:style-name="T3"> Section</text:span></text:p>
        </text:list-item>
        <text:list-item>
          <text:p text:style-name="P6"><text:span text:style-name="T4">Make sure box labeled, “</text:span>Query OCSP responder servers to confirm the current validity of certificates” <text:span text:style-name="T2">is checked</text:span></text:p>
        </text:list-item>
      </text:list>
      <text:p text:style-name="P1"><text:soft-page-break/></text:p>
      <text:p text:style-name="P1"><text:s/></text:p>
      <text:p text:style-name="P1"/>
      <text:p text:style-name="P3"><text:span text:style-name="T2">Add the CAC reader to</text:span> Firefox</text:p>
      <text:p text:style-name="P1"/>
      <text:list xml:id="list3614228157" text:style-name="L2">
        <text:list-item>
          <text:p text:style-name="P8"><text:span text:style-name="T1">Settings</text:span> &gt; Privacy &amp; Security</text:p>
        </text:list-item>
        <text:list-item>
          <text:p text:style-name="P8"><text:span text:style-name="T3">Scroll down to Security/</text:span><text:span text:style-name="T4">Certificates</text:span><text:span text:style-name="T3"> Section</text:span></text:p>
        </text:list-item>
        <text:list-item>
          <text:p text:style-name="P8"><text:span text:style-name="T5">Select the Security Devices button</text:span></text:p>
        </text:list-item>
        <text:list-item>
          <text:p text:style-name="P7">Select Load on the dialog box </text:p>
        </text:list-item>
        <text:list-item>
          <text:p text:style-name="P7"><text:span text:style-name="T5">The new m</text:span>odule name should be something like: <text:s/>DoD CAC</text:p>
        </text:list-item>
        <text:list-item>
          <text:p text:style-name="P7">Module filename: either type in or browse to the location of opensc-pkcs11.so</text:p>
          <text:list>
            <text:list-item>
              <text:p text:style-name="P9">/usr/lib/x86_64-linux-gnu</text:p>
            </text:list-item>
          </text:list>
          <text:p text:style-name="P8"/>
        </text:list-item>
        <text:list-item>
          <text:p text:style-name="P8"><text:span text:style-name="T5">If you have need to remove/re-install the CAC reader, select the Module in the</text:span> left column.</text:p>
        </text:list-item>
        <text:list-item>
          <text:p text:style-name="P8"><text:span text:style-name="T5">Click the Unload button to remove the security device</text:span></text:p>
        </text:list-item>
        <text:list-item>
          <text:p text:style-name="P8"><text:span text:style-name="T5">Note that libcoolkeypk11.so may be used instead of opensc-pkcs11.so if desired, but would require an installation of coolkey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0:05:39.869886710</meta:creation-date>
    <dc:date>2021-08-31T17:17:16.674576477</dc:date>
    <meta:editing-duration>PT6H29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346" meta:character-count="2044" meta:non-whitespace-character-count="1752"/>
  </office:meta>
</office:document-meta>
</file>